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b00" officeooo:paragraph-rsid="00141b00"/>
    </style:style>
    <style:style style:name="P2" style:family="paragraph" style:parent-style-name="Standard">
      <style:text-properties officeooo:paragraph-rsid="00173c97"/>
    </style:style>
    <style:style style:name="P3" style:family="paragraph" style:parent-style-name="Standard">
      <style:text-properties officeooo:rsid="00173c97" officeooo:paragraph-rsid="00173c97"/>
    </style:style>
    <style:style style:name="T1" style:family="text">
      <style:text-properties officeooo:rsid="00141b00"/>
    </style:style>
    <style:style style:name="T2" style:family="text">
      <style:text-properties officeooo:rsid="00173c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SMTP on server</text:p>
      <text:p text:style-name="P1"/>
      <text:p text:style-name="P1">1. sudo apt-get install sendmail</text:p>
      <text:p text:style-name="P1"/>
      <text:p text:style-name="P1">2. sudo apt-get install mailutils</text:p>
      <text:p text:style-name="P1"/>
      <text:p text:style-name="P2"><text:span text:style-name="T1">3.</text:span></text:p>
      <text:p text:style-name="P3">Add these line in /etc/mail/authinfo</text:p>
      <text:p text:style-name="P3"/>
      <text:p text:style-name="P2"><text:bookmark text:name=":3sl.co"/>AuthInfo:happiestminds-com.mail.protection.outlook.com "U:<text:a xlink:type="simple" xlink:href="mailto:itreports.alerts@happiestminds.com" office:target-frame-name="_blank" xlink:show="new">itreports.alerts@happiestminds.com</text:a>" "I:<text:a xlink:type="simple" xlink:href="mailto:itreports.alerts@happiestminds.com" office:target-frame-name="_blank" xlink:show="new">itreports.alerts@happiestminds.com</text:a>" "P:Navy@123^" "M:PLAIN"<text:line-break/><text:span text:style-name="T2">4. </text:span></text:p>
      <text:p text:style-name="P2">makemap hash /etc/mail/authinfo &lt; /etc/mail/authinfo<text:line-break/><text:span text:style-name="T2">5.</text:span></text:p>
      <text:p text:style-name="P3">change SMART_HOST in sendmail.mc to smtp host, and dhcp_options, in similar way change it in submit.mc</text:p>
      <text:p text:style-name="P2">m4 sendmail.mc &gt; sendmail.cf</text:p>
      <text:p text:style-name="P3">m4 submit.mc &gt; submit.cf</text:p>
      <text:p text:style-name="P3"/>
      <text:p text:style-name="P3">6. Restart sendm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3:07:14.260813557</meta:creation-date>
    <dc:date>2017-11-16T19:08:53.348154760</dc:date>
    <meta:editing-duration>PT5H46M2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59" meta:character-count="513" meta:non-whitespace-character-count="464"/>
  </office:meta>
</office:document-meta>
</file>